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54pt" style:font-size-asian="54pt" style:font-size-complex="54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6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6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6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6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6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6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6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6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6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6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6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6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6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7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6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7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6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7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6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7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8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8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8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8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8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8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8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8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8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8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8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8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8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8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8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8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8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8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7" draw:text-style-name="P6" draw:layer="layout" svg:width="4.206cm" svg:height="2.385cm" svg:x="4.904cm" svg:y="5.854cm">
          <draw:text-box>
            <text:p><text:span text:style-name="T7">[3,8]</text:span></text:p>
          </draw:text-box>
        </draw:frame>
        <draw:frame draw:style-name="gr7" draw:layer="layout" svg:width="3.834cm" svg:height="1.991cm" svg:x="4.065cm" svg:y="8.565cm">
          <draw:text-box>
            <text:p><text:span text:style-name="T8">sum</text:span><text:span text:style-name="T9">:</text:span></text:p>
          </draw:text-box>
        </draw:frame>
        <draw:frame draw:style-name="gr7" draw:layer="layout" svg:width="3.402cm" svg:height="1.991cm" svg:x="4.497cm" svg:y="10.359cm">
          <draw:text-box>
            <text:p><text:span text:style-name="T8">min</text:span><text:span text:style-name="T9">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09:36:50.992278549</dc:date>
    <dc:creator>elucterio </dc:creator>
    <meta:editing-duration>PT1H34M37S</meta:editing-duration>
    <meta:editing-cycles>12</meta:editing-cycles>
    <meta:generator>LibreOffice/4.2.8.2$Linux_X86_64 LibreOffice_project/420m0$Build-2</meta:generator>
    <meta:document-statistic meta:object-count="99"/>
  </office:meta>
</office:document-meta>
</file>